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sionResult.create( String data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versionResult.isSuccess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sionResult.ConversionResult( Objec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sionResult.ConversionResult( ValidationError validati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versionResult.getValidation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versionResult.getRes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